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039cm" fo:margin-left="-0.016cm" table:align="left"/>
    </style:style>
    <style:style style:name="表格1.A" style:family="table-column">
      <style:table-column-properties style:column-width="8.52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none"/>
    </style:style>
    <style:style style:name="表格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3.A2" style:family="table-cell">
      <style:table-cell-properties fo:padding="0.097cm" fo:border-left="0.05pt solid #000000" fo:border-right="none" fo:border-top="none" fo:border-bottom="none"/>
    </style:style>
    <style:style style:name="表格3.B2" style:family="table-cell">
      <style:table-cell-properties fo:padding="0.097cm" fo:border-left="0.05pt solid #000000" fo:border-right="0.05pt solid #000000" fo:border-top="none" fo:border-bottom="none"/>
    </style:style>
    <style:style style:name="表格3.A8" style:family="table-cell">
      <style:table-cell-properties fo:padding="0.097cm" fo:border-left="0.05pt solid #000000" fo:border-right="none" fo:border-top="none" fo:border-bottom="0.05pt solid #000000"/>
    </style:style>
    <style:style style:name="表格3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39cm" fo:margin-left="-0.016cm" table:align="left"/>
    </style:style>
    <style:style style:name="表格5.A" style:family="table-column">
      <style:table-column-properties style:column-width="8.52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8.5cm" style:rel-column-width="32767*"/>
    </style:style>
    <style:style style:name="表格4.B" style:family="table-column">
      <style:table-column-properties style:column-width="8.5cm" style:rel-column-width="3276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39cm" fo:margin-left="-0.016cm" table:align="left"/>
    </style:style>
    <style:style style:name="表格6.A" style:family="table-column">
      <style:table-column-properties style:column-width="8.52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.25pt" officeooo:rsid="00045a8b" officeooo:paragraph-rsid="00045a8b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45a8b" officeooo:paragraph-rsid="00045a8b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45a8b" officeooo:paragraph-rsid="0008494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64d76" officeooo:paragraph-rsid="0008494d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56cf3" officeooo:paragraph-rsid="00045a8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56cf3" officeooo:paragraph-rsid="00045a8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56cf3" officeooo:paragraph-rsid="00056cf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6cf3" officeooo:paragraph-rsid="001e950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56cf3" officeooo:paragraph-rsid="0037523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45a8b" officeooo:paragraph-rsid="0035042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45a8b" officeooo:paragraph-rsid="0035042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56cf3" officeooo:paragraph-rsid="00045a8b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paragraph-rsid="0018c3dc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paragraph-rsid="0027505b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paragraph-rsid="0037523a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96746" officeooo:paragraph-rsid="00096746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6fc89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16fc89" officeooo:paragraph-rsid="0016fc89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6fc89" officeooo:paragraph-rsid="0027e3f1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7548c" officeooo:paragraph-rsid="0017548c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18c3dc" officeooo:paragraph-rsid="0018c3dc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1a0ddd" officeooo:paragraph-rsid="0018c3dc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paragraph-rsid="003b3794" style:font-name-asian="DejaVu Sans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font-size="12pt" officeooo:rsid="001cc48e" officeooo:paragraph-rsid="001cc48e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cc48e" officeooo:paragraph-rsid="001e950f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be474" officeooo:paragraph-rsid="00056cf3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1e950f" officeooo:paragraph-rsid="001e950f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0590c" officeooo:paragraph-rsid="0020590c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056cf3" officeooo:paragraph-rsid="0023355d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056cf3" officeooo:paragraph-rsid="003e9dc9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056cf3" officeooo:paragraph-rsid="0037523a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056cf3" officeooo:paragraph-rsid="003f3981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056cf3" officeooo:paragraph-rsid="00350425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style:font-name="Monospace" fo:font-size="12pt" officeooo:rsid="0027505b" officeooo:paragraph-rsid="0023355d" style:font-name-asian="DejaVu Sans" style:font-size-asian="10.5pt" style:font-name-complex="Monospace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style:font-name="Monospace" fo:font-size="12pt" officeooo:rsid="0027505b" officeooo:paragraph-rsid="00403fd8" style:font-name-asian="DejaVu Sans" style:font-size-asian="10.5pt" style:font-name-complex="Monospace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style:font-name="Monospace" fo:font-size="12pt" officeooo:rsid="003313b7" officeooo:paragraph-rsid="0037523a" style:font-name-asian="DejaVu Sans" style:font-size-asian="10.5pt" style:font-name-complex="Monospace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style:font-name="Monospace" fo:font-size="12pt" officeooo:rsid="0032a533" officeooo:paragraph-rsid="0032a533" style:font-name-asian="DejaVu Sans" style:font-size-asian="12pt" style:font-name-complex="Monospace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Monospace" fo:font-size="12pt" officeooo:rsid="003313b7" officeooo:paragraph-rsid="003313b7" style:font-name-asian="DejaVu Sans" style:font-size-asian="12pt" style:font-name-complex="Monospace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Monospace" fo:font-size="10.5pt" officeooo:rsid="003313b7" officeooo:paragraph-rsid="003313b7" style:font-name-asian="DejaVu Sans" style:font-size-asian="10.5pt" style:font-name-complex="Monospace" style:font-size-complex="10.5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2pt" officeooo:rsid="0027505b" officeooo:paragraph-rsid="0027505b" style:font-name-asian="DejaVu Serif" style:font-size-asian="10.5pt" style:font-name-complex="Monospace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383682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83682" officeooo:paragraph-rsid="00383682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83682" officeooo:paragraph-rsid="00403fd8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88f76" officeooo:paragraph-rsid="00388f76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88f76" officeooo:paragraph-rsid="00403fd8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27e3f1" officeooo:paragraph-rsid="0027e3f1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c9f28" officeooo:paragraph-rsid="0037523a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d6969" officeooo:paragraph-rsid="003d6969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paragraph-rsid="00403fd8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paragraph-rsid="0041f09e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8a0d0" officeooo:paragraph-rsid="0038a0d0" style:font-name-asian="DejaVu Sans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3b3794" officeooo:paragraph-rsid="003b3794" style:font-name-asian="DejaVu Sans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3bab09" officeooo:paragraph-rsid="003b3794" style:font-name-asian="DejaVu Sans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3bb3cc" officeooo:paragraph-rsid="003bb3cc" style:font-name-asian="DejaVu Sans" style:font-size-asian="12pt" style:font-size-complex="12pt"/>
    </style:style>
    <style:style style:name="T1" style:family="text">
      <style:text-properties officeooo:rsid="00056cf3"/>
    </style:style>
    <style:style style:name="T2" style:family="text">
      <style:text-properties officeooo:rsid="00056cf3" style:font-size-asian="12pt"/>
    </style:style>
    <style:style style:name="T3" style:family="text">
      <style:text-properties officeooo:rsid="00350425" style:font-size-asian="12pt"/>
    </style:style>
    <style:style style:name="T4" style:family="text">
      <style:text-properties officeooo:rsid="0016fc89"/>
    </style:style>
    <style:style style:name="T5" style:family="text">
      <style:text-properties officeooo:rsid="001be474"/>
    </style:style>
    <style:style style:name="T6" style:family="text">
      <style:text-properties officeooo:rsid="001cc48e"/>
    </style:style>
    <style:style style:name="T7" style:family="text">
      <style:text-properties officeooo:rsid="001e4b7c"/>
    </style:style>
    <style:style style:name="T8" style:family="text">
      <style:text-properties officeooo:rsid="00222965"/>
    </style:style>
    <style:style style:name="T9" style:family="text">
      <style:text-properties officeooo:rsid="0023355d"/>
    </style:style>
    <style:style style:name="T10" style:family="text">
      <style:text-properties officeooo:rsid="0027505b"/>
    </style:style>
    <style:style style:name="T11" style:family="text">
      <style:text-properties style:font-name="DejaVu Serif" officeooo:rsid="0016fc89"/>
    </style:style>
    <style:style style:name="T12" style:family="text">
      <style:text-properties style:font-name="DejaVu Serif" officeooo:rsid="0030838e"/>
    </style:style>
    <style:style style:name="T13" style:family="text">
      <style:text-properties officeooo:rsid="0027e3f1"/>
    </style:style>
    <style:style style:name="T14" style:family="text">
      <style:text-properties officeooo:rsid="0029c18e"/>
    </style:style>
    <style:style style:name="T15" style:family="text">
      <style:text-properties officeooo:rsid="002b292e"/>
    </style:style>
    <style:style style:name="T16" style:family="text">
      <style:text-properties officeooo:rsid="002c42a1"/>
    </style:style>
    <style:style style:name="T17" style:family="text">
      <style:text-properties officeooo:rsid="002d645b"/>
    </style:style>
    <style:style style:name="T18" style:family="text">
      <style:text-properties officeooo:rsid="002f3d08"/>
    </style:style>
    <style:style style:name="T19" style:family="text">
      <style:text-properties officeooo:rsid="00306832"/>
    </style:style>
    <style:style style:name="T20" style:family="text">
      <style:text-properties officeooo:rsid="0030838e"/>
    </style:style>
    <style:style style:name="T21" style:family="text">
      <style:text-properties officeooo:rsid="00350425"/>
    </style:style>
    <style:style style:name="T22" style:family="text">
      <style:text-properties officeooo:rsid="003e9dc9"/>
    </style:style>
    <style:style style:name="T23" style:family="text">
      <style:text-properties officeooo:rsid="003f3981"/>
    </style:style>
    <style:style style:name="T24" style:family="text">
      <style:text-properties officeooo:rsid="0040b545"/>
    </style:style>
    <style:style style:name="T25" style:family="text">
      <style:text-properties officeooo:rsid="0041f0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购物网络协议文档</text:p>
      <text:p text:style-name="P2"/>
      <text:p text:style-name="P2"/>
      <text:p text:style-name="P3"><text:tab/><text:tab/><text:tab/><text:tab/><text:tab/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8">文档更新时间</text:p>
          </table:table-cell>
          <table:table-cell table:style-name="表格2.B1" office:value-type="string">
            <text:p text:style-name="P26">文档更新说明</text:p>
          </table:table-cell>
        </table:table-row>
        <table:table-row>
          <table:table-cell table:style-name="表格2.A2" office:value-type="string">
            <text:p text:style-name="P26">2013-10-02</text:p>
          </table:table-cell>
          <table:table-cell table:style-name="表格2.B2" office:value-type="string">
            <text:p text:style-name="P26">创建v1.0.1.a文档</text:p>
          </table:table-cell>
        </table:table-row>
        <table:table-row>
          <table:table-cell table:style-name="表格2.A2" office:value-type="string">
            <text:p text:style-name="P13"/>
          </table:table-cell>
          <table:table-cell table:style-name="表格2.B2" office:value-type="string">
            <text:p text:style-name="P13"/>
          </table:table-cell>
        </table:table-row>
        <table:table-row>
          <table:table-cell table:style-name="表格2.A2" office:value-type="string">
            <text:p text:style-name="P13"/>
          </table:table-cell>
          <table:table-cell table:style-name="表格2.B2" office:value-type="string">
            <text:p text:style-name="P13"/>
          </table:table-cell>
        </table:table-row>
        <table:table-row>
          <table:table-cell table:style-name="表格2.A2" office:value-type="string">
            <text:p text:style-name="P13"/>
          </table:table-cell>
          <table:table-cell table:style-name="表格2.B2" office:value-type="string">
            <text:p text:style-name="P13"/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<text:soft-page-break/></text:p>
      <text:p text:style-name="P12">服务器地址: http://www.shoppingmore.com</text:p>
      <text:p text:style-name="P6"/>
      <text:p text:style-name="P27"/>
      <text:p text:style-name="P6"/>
      <text:p text:style-name="P1"/>
      <text:p text:style-name="P11"><text:span text:style-name="T1">1.1 </text:span><text:span text:style-name="T21">系统接口</text:span></text:p>
      <text:p text:style-name="P36"/>
      <text:p text:style-name="P10"><text:span text:style-name="T3">1.1.1<text:tab/></text:span><text:span text:style-name="T2">检查更新升级接口</text:span></text:p>
      <text:p text:style-name="P7"/>
      <text:p text:style-name="P7">Path: /upgrade</text:p>
      <text:p text:style-name="P7"/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14">请求参数</text:p>
          </table:table-cell>
          <table:table-cell table:style-name="表格1.B1" office:value-type="string">
            <text:p text:style-name="P14">参数说明</text:p>
          </table:table-cell>
        </table:table-row>
        <table:table-row>
          <table:table-cell table:style-name="表格1.A2" office:value-type="string">
            <text:p text:style-name="P44">versionName</text:p>
          </table:table-cell>
          <table:table-cell table:style-name="表格1.B2" office:value-type="string">
            <text:p text:style-name="P45">当前客户端版本号</text:p>
          </table:table-cell>
        </table:table-row>
        <table:table-row>
          <table:table-cell table:style-name="表格1.A2" office:value-type="string">
            <text:p text:style-name="P47">versionCode</text:p>
          </table:table-cell>
          <table:table-cell table:style-name="表格1.B2" office:value-type="string">
            <text:p text:style-name="P47">当前客户端版本编码</text:p>
          </table:table-cell>
        </table:table-row>
        <table:table-row>
          <table:table-cell table:style-name="表格1.A2" office:value-type="string">
            <text:p text:style-name="P14"/>
          </table:table-cell>
          <table:table-cell table:style-name="表格1.B2" office:value-type="string">
            <text:p text:style-name="P14"/>
          </table:table-cell>
        </table:table-row>
        <table:table-row>
          <table:table-cell table:style-name="表格1.A2" office:value-type="string">
            <text:p text:style-name="P14"/>
          </table:table-cell>
          <table:table-cell table:style-name="表格1.B2" office:value-type="string">
            <text:p text:style-name="P14"/>
          </table:table-cell>
        </table:table-row>
        <table:table-row>
          <table:table-cell table:style-name="表格1.A2" office:value-type="string">
            <text:p text:style-name="P14"/>
          </table:table-cell>
          <table:table-cell table:style-name="表格1.B2" office:value-type="string">
            <text:p text:style-name="P14"/>
          </table:table-cell>
        </table:table-row>
      </table:table>
      <text:p text:style-name="P7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4">返回参数</text:p>
          </table:table-cell>
          <table:table-cell table:style-name="表格3.B1" office:value-type="string">
            <text:p text:style-name="P14">参数说明</text:p>
          </table:table-cell>
        </table:table-row>
        <table:table-row>
          <table:table-cell table:style-name="表格3.A2" office:value-type="string">
            <text:p text:style-name="P19">version<text:span text:style-name="T15">N</text:span><text:span text:style-name="T14">ame</text:span></text:p>
          </table:table-cell>
          <table:table-cell table:style-name="表格3.B2" office:value-type="string">
            <text:p text:style-name="P20">服务器最新版本号</text:p>
          </table:table-cell>
        </table:table-row>
        <table:table-row>
          <table:table-cell table:style-name="表格3.A2" office:value-type="string">
            <text:p text:style-name="P21"><text:span text:style-name="T13">version</text:span><text:span text:style-name="T16">C</text:span><text:span text:style-name="T13">ode</text:span></text:p>
          </table:table-cell>
          <table:table-cell table:style-name="表格3.B2" office:value-type="string">
            <text:p text:style-name="P49">服务器最新版本号编码</text:p>
          </table:table-cell>
        </table:table-row>
        <table:table-row>
          <table:table-cell table:style-name="表格3.A2" office:value-type="string">
            <text:p text:style-name="P22">force</text:p>
          </table:table-cell>
          <table:table-cell table:style-name="表格3.B2" office:value-type="string">
            <text:p text:style-name="P22">是否强制升级<text:span text:style-name="T7">[0,1]</text:span></text:p>
          </table:table-cell>
        </table:table-row>
        <table:table-row>
          <table:table-cell table:style-name="表格3.A2" office:value-type="string">
            <text:p text:style-name="P23">download<text:span text:style-name="T17">U</text:span>rl</text:p>
          </table:table-cell>
          <table:table-cell table:style-name="表格3.B2" office:value-type="string">
            <text:p text:style-name="P23">下载地址</text:p>
          </table:table-cell>
        </table:table-row>
        <table:table-row>
          <table:table-cell table:style-name="表格3.A2" office:value-type="string">
            <text:p text:style-name="P24">package<text:span text:style-name="T18">S</text:span>i<text:span text:style-name="T7">ze</text:span></text:p>
          </table:table-cell>
          <table:table-cell table:style-name="表格3.B2" office:value-type="string">
            <text:p text:style-name="P15">安装包大小</text:p>
          </table:table-cell>
        </table:table-row>
        <table:table-row>
          <table:table-cell table:style-name="表格3.A2" office:value-type="string">
            <text:p text:style-name="P16"><text:span text:style-name="T10">upgrade</text:span><text:span text:style-name="T19">I</text:span><text:span text:style-name="T10">nfo</text:span></text:p>
          </table:table-cell>
          <table:table-cell table:style-name="表格3.B2" office:value-type="string">
            <text:p text:style-name="P15">升级说明</text:p>
          </table:table-cell>
        </table:table-row>
        <table:table-row>
          <table:table-cell table:style-name="表格3.A8" office:value-type="string">
            <text:p text:style-name="P15"/>
          </table:table-cell>
          <table:table-cell table:style-name="表格3.B8" office:value-type="string">
            <text:p text:style-name="P15"/>
          </table:table-cell>
        </table:table-row>
      </table:table>
      <text:p text:style-name="P29"/>
      <text:p text:style-name="P8"><text:span text:style-name="T5">Ex</text:span><text:span text:style-name="T6">ample: </text:span></text:p>
      <text:p text:style-name="P28"/>
      <text:p text:style-name="P30">Request:</text:p>
      <text:p text:style-name="P31">Http://</text:p>
      <text:p text:style-name="P30">Response:</text:p>
      <text:p text:style-name="P32"><text:span text:style-name="T6">{</text:span><text:span text:style-name="T11">version</text:span><text:span text:style-name="T12">Name</text:span><text:span text:style-name="T4">:”</text:span><text:span text:style-name="T8">1.0.1.a</text:span><text:span text:style-name="T4">”</text:span><text:span text:style-name="T9">, </text:span><text:span text:style-name="T20">versionCode:20130101,</text:span><text:span text:style-name="T4"> </text:span><text:span text:style-name="T7">force:0, downloadurl:””, packagesize:1983394</text:span><text:span text:style-name="T6">}</text:span></text:p>
      <text:p text:style-name="P32"><text:span text:style-name="T6"/></text:p>
      <text:p text:style-name="P33"><text:span text:style-name="T22">1.1.2<text:tab/>Loading页面请求接口</text:span></text:p>
      <text:p text:style-name="P33"><text:span text:style-name="T22"/></text:p>
      <text:p text:style-name="P35"><text:span text:style-name="T23">Path:</text:span></text:p>
      <text:p text:style-name="P37"/>
      <table:table table:name="表格6" table:style-name="表格6">
        <table:table-column table:style-name="表格6.A" table:number-columns-repeated="2"/>
        <table:table-row>
          <table:table-cell table:style-name="表格6.A1" office:value-type="string">
            <text:p text:style-name="P52">请求参数</text:p>
          </table:table-cell>
          <table:table-cell table:style-name="表格6.B1" office:value-type="string">
            <text:p text:style-name="P52">参数说明</text:p>
          </table:table-cell>
        </table:table-row>
        <table:table-row>
          <table:table-cell table:style-name="表格6.A2" office:value-type="string">
            <text:p text:style-name="P46">version</text:p>
          </table:table-cell>
          <table:table-cell table:style-name="表格6.B2" office:value-type="string">
            <text:p text:style-name="P46">当前<text:span text:style-name="T24">loading页面</text:span>版本号</text:p>
          </table:table-cell>
        </table:table-row>
        <table:table-row>
          <table:table-cell table:style-name="表格6.A2" office:value-type="string">
            <text:p text:style-name="P52"><text:span text:style-name="T25">imgUrl</text:span></text:p>
          </table:table-cell>
          <table:table-cell table:style-name="表格6.B2" office:value-type="string">
            <text:p text:style-name="P53"><text:span text:style-name="T25">loading页面下载地址</text:span></text:p>
          </table:table-cell>
        </table:table-row>
      </table:table>
      <text:p text:style-name="P38"/>
      <text:p text:style-name="P37"/>
      <text:p text:style-name="P40"><text:soft-page-break/>2.1 业务接口</text:p>
      <text:p text:style-name="P40"/>
      <text:p text:style-name="P41">2.1.1 商城请求接口</text:p>
      <text:p text:style-name="P9"/>
      <text:p text:style-name="P9">Pa<text:span text:style-name="T22">th: =</text:span></text:p>
      <table:table table:name="表格5" table:style-name="表格5">
        <table:table-column table:style-name="表格5.A" table:number-columns-repeated="2"/>
        <table:table-row>
          <table:table-cell table:style-name="表格5.A1" office:value-type="string">
            <text:p text:style-name="P17">请求参数</text:p>
          </table:table-cell>
          <table:table-cell table:style-name="表格5.B1" office:value-type="string">
            <text:p text:style-name="P17">参数说明</text:p>
          </table:table-cell>
        </table:table-row>
        <table:table-row>
          <table:table-cell table:style-name="表格5.A2" office:value-type="string">
            <text:p text:style-name="P50">version</text:p>
          </table:table-cell>
          <table:table-cell table:style-name="表格5.B2" office:value-type="string">
            <text:p text:style-name="P51">商城数据本地版本号</text:p>
          </table:table-cell>
        </table:table-row>
        <table:table-row>
          <table:table-cell table:style-name="表格5.A2" office:value-type="string">
            <text:p text:style-name="P17"/>
          </table:table-cell>
          <table:table-cell table:style-name="表格5.B2" office:value-type="string">
            <text:p text:style-name="P17"/>
          </table:table-cell>
        </table:table-row>
        <table:table-row>
          <table:table-cell table:style-name="表格5.A2" office:value-type="string">
            <text:p text:style-name="P17"/>
          </table:table-cell>
          <table:table-cell table:style-name="表格5.B2" office:value-type="string">
            <text:p text:style-name="P17"/>
          </table:table-cell>
        </table:table-row>
        <table:table-row>
          <table:table-cell table:style-name="表格5.A2" office:value-type="string">
            <text:p text:style-name="P17"/>
          </table:table-cell>
          <table:table-cell table:style-name="表格5.B2" office:value-type="string">
            <text:p text:style-name="P17"/>
          </table:table-cell>
        </table:table-row>
        <table:table-row>
          <table:table-cell table:style-name="表格5.A2" office:value-type="string">
            <text:p text:style-name="P17"/>
          </table:table-cell>
          <table:table-cell table:style-name="表格5.B2" office:value-type="string">
            <text:p text:style-name="P17"/>
          </table:table-cell>
        </table:table-row>
      </table:table>
      <text:p text:style-name="P39"/>
      <text:p text:style-name="P39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4">返回参数</text:p>
          </table:table-cell>
          <table:table-cell table:style-name="表格4.B1" office:value-type="string">
            <text:p text:style-name="P14">参数说明</text:p>
          </table:table-cell>
        </table:table-row>
        <table:table-row>
          <table:table-cell table:style-name="表格4.A2" office:value-type="string">
            <text:p text:style-name="P54">mallName</text:p>
          </table:table-cell>
          <table:table-cell table:style-name="表格4.B2" office:value-type="string">
            <text:p text:style-name="P54">商城名字</text:p>
          </table:table-cell>
        </table:table-row>
        <table:table-row>
          <table:table-cell table:style-name="表格4.A2" office:value-type="string">
            <text:p text:style-name="P55">icon</text:p>
          </table:table-cell>
          <table:table-cell table:style-name="表格4.B2" office:value-type="string">
            <text:p text:style-name="P55">商城图标地址</text:p>
          </table:table-cell>
        </table:table-row>
        <table:table-row>
          <table:table-cell table:style-name="表格4.A2" office:value-type="string">
            <text:p text:style-name="P56">mallUrl</text:p>
          </table:table-cell>
          <table:table-cell table:style-name="表格4.B2" office:value-type="string">
            <text:p text:style-name="P57">商城链接地址</text:p>
          </table:table-cell>
        </table:table-row>
        <table:table-row>
          <table:table-cell table:style-name="表格4.A2" office:value-type="string">
            <text:p text:style-name="P25"/>
          </table:table-cell>
          <table:table-cell table:style-name="表格4.B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/>
          </table:table-cell>
          <table:table-cell table:style-name="表格4.B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/>
          </table:table-cell>
          <table:table-cell table:style-name="表格4.B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/>
          </table:table-cell>
          <table:table-cell table:style-name="表格4.B2" office:value-type="string">
            <text:p text:style-name="P25"/>
          </table:table-cell>
        </table:table-row>
      </table:table>
      <text:p text:style-name="P41"/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yong </meta:initial-creator>
    <meta:creation-date>2013-10-02T11:29:37</meta:creation-date>
    <dc:date>2013-10-05T14:59:48</dc:date>
    <dc:creator>leiyong </dc:creator>
    <meta:editing-duration>PT5H3M12S</meta:editing-duration>
    <meta:editing-cycles>68</meta:editing-cycles>
    <meta:generator>LibreOffice/3.6$Linux_X86_64 LibreOffice_project/360m1$Build-2</meta:generator>
    <meta:document-statistic meta:table-count="6" meta:image-count="0" meta:object-count="0" meta:page-count="3" meta:paragraph-count="58" meta:word-count="230" meta:character-count="564" meta:non-whitespace-character-count="546"/>
  </office:meta>
</office:document-meta>
</file>